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Roboto" svg:font-family="Roboto, sans-serif"/>
    <style:font-face style:name="apple-system" svg:font-family="apple-system, BlinkMacSystemFont, Roboto, 'Helvetica Neue', Arial, sans-serif, 'Apple Color Emoji', 'Segoe UI', 'Segoe UI Emoji', 'Segoe UI Symbol', 'Meiryo UI'"/>
    <style:font-face style:name="sans-serif" svg:font-family="sans-serif"/>
    <style:font-face style:name="trebuchet ms" svg:font-family="'trebuchet ms', tahoma, arial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style:rel-width="100%" table:align="left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paragraph-rsid="0018c890"/>
    </style:style>
    <style:style style:name="P2" style:family="paragraph" style:parent-style-name="Standard">
      <style:text-properties officeooo:rsid="0018c890" officeooo:paragraph-rsid="0018c890" fo:background-color="#99ff66"/>
    </style:style>
    <style:style style:name="P3" style:family="paragraph" style:parent-style-name="Standard">
      <style:text-properties officeooo:paragraph-rsid="0018c890" fo:background-color="#99ff66"/>
    </style:style>
    <style:style style:name="P4" style:family="paragraph" style:parent-style-name="Standard">
      <style:text-properties officeooo:paragraph-rsid="0018c890" fo:background-color="#66ff99"/>
    </style:style>
    <style:style style:name="P5" style:family="paragraph" style:parent-style-name="Standard">
      <style:text-properties style:text-line-through-style="solid" style:text-line-through-type="single" officeooo:paragraph-rsid="0018c890"/>
    </style:style>
    <style:style style:name="P6" style:family="paragraph" style:parent-style-name="Text_20_body">
      <style:paragraph-properties fo:margin-left="0cm" fo:margin-right="0cm" fo:margin-top="0cm" fo:margin-bottom="0.36cm" loext:contextual-spacing="false" fo:line-height="150%" fo:text-align="start" style:justify-single-word="false" fo:text-indent="0cm" style:auto-text-indent="false"/>
      <style:text-properties fo:font-variant="normal" fo:text-transform="none" fo:color="#000000" style:font-name="sans-serif" fo:font-size="8.39999961853027pt" fo:letter-spacing="normal" fo:font-style="normal" fo:font-weight="bold" officeooo:rsid="002e7ecd" officeooo:paragraph-rsid="002e7ecd"/>
    </style:style>
    <style:style style:name="P7" style:family="paragraph" style:parent-style-name="Table_20_Contents">
      <style:paragraph-properties fo:margin-left="0cm" fo:margin-right="0cm" fo:margin-top="0cm" fo:margin-bottom="0.36cm" loext:contextual-spacing="false" fo:line-height="150%" fo:text-align="start" style:justify-single-word="false" fo:text-indent="0cm" style:auto-text-indent="false"/>
      <style:text-properties fo:color="#555555" style:font-name="trebuchet ms" fo:font-size="8.39999961853027pt"/>
    </style:style>
    <style:style style:name="P8" style:family="paragraph" style:parent-style-name="Table_20_Contents">
      <style:paragraph-properties fo:margin-left="0cm" fo:margin-right="0cm" fo:margin-top="0cm" fo:margin-bottom="0.36cm" loext:contextual-spacing="false" fo:line-height="150%" fo:text-align="start" style:justify-single-word="false" fo:text-indent="0cm" style:auto-text-indent="false"/>
    </style:style>
    <style:style style:name="P9" style:family="paragraph" style:parent-style-name="Heading_20_1">
      <style:paragraph-properties fo:margin-left="0cm" fo:margin-right="0cm" fo:margin-top="0cm" fo:margin-bottom="0.36cm" loext:contextual-spacing="false" fo:line-height="150%" fo:text-align="start" style:justify-single-word="false" fo:text-indent="0cm" style:auto-text-indent="false"/>
      <style:text-properties fo:font-variant="normal" fo:text-transform="none" fo:color="#000000" style:font-name="sans-serif" fo:font-size="8.39999961853027pt" fo:letter-spacing="normal" fo:font-style="normal" fo:font-weight="bold" officeooo:rsid="002dd607" officeooo:paragraph-rsid="002dd607"/>
    </style:style>
    <style:style style:name="P10" style:family="paragraph" style:parent-style-name="Standard">
      <style:text-properties fo:font-variant="normal" fo:text-transform="none" fo:color="#2c2d30" style:text-line-through-style="solid" style:text-line-through-type="single" style:font-name="apple-system" fo:font-size="7.80000019073486pt" fo:letter-spacing="normal" fo:font-style="normal" fo:font-weight="normal" officeooo:rsid="00205579" officeooo:paragraph-rsid="0018c890"/>
    </style:style>
    <style:style style:name="P11" style:family="paragraph" style:parent-style-name="Standard">
      <style:text-properties fo:font-variant="normal" fo:text-transform="none" fo:color="#2c2d30" style:font-name="apple-system" fo:font-size="7.80000019073486pt" fo:letter-spacing="normal" fo:font-style="normal" fo:font-weight="normal" officeooo:rsid="00205579" officeooo:paragraph-rsid="0018c890" fo:background-color="#99ff66"/>
    </style:style>
    <style:style style:name="P12" style:family="paragraph" style:parent-style-name="Standard">
      <style:text-properties fo:font-variant="normal" fo:text-transform="none" fo:color="#2c2d30" style:font-name="apple-system" fo:font-size="7.80000019073486pt" fo:letter-spacing="normal" fo:font-style="normal" fo:font-weight="normal" officeooo:rsid="002a76a7" officeooo:paragraph-rsid="0018c890" fo:background-color="#66ff99"/>
    </style:style>
    <style:style style:name="P13" style:family="paragraph" style:parent-style-name="Standard">
      <style:text-properties fo:font-variant="normal" fo:text-transform="none" fo:color="#2c2d30" style:font-name="apple-system" fo:font-size="7.80000019073486pt" fo:letter-spacing="normal" fo:font-style="normal" fo:font-weight="normal" officeooo:rsid="0026c21a" officeooo:paragraph-rsid="0018c890"/>
    </style:style>
    <style:style style:name="P14" style:family="paragraph" style:parent-style-name="Standard">
      <style:text-properties officeooo:paragraph-rsid="0018c890"/>
    </style:style>
    <style:style style:name="P15" style:family="paragraph" style:parent-style-name="Standard">
      <style:text-properties officeooo:rsid="0032e312" officeooo:paragraph-rsid="0032e312"/>
    </style:style>
    <style:style style:name="P16" style:family="paragraph" style:parent-style-name="Standard">
      <style:text-properties officeooo:rsid="0034a311" officeooo:paragraph-rsid="0034a311"/>
    </style:style>
    <style:style style:name="P17" style:family="paragraph" style:parent-style-name="Table_20_Contents">
      <style:paragraph-properties fo:margin-left="0cm" fo:margin-right="0cm" fo:margin-top="0cm" fo:margin-bottom="0.36cm" loext:contextual-spacing="false" fo:line-height="150%" fo:text-align="start" style:justify-single-word="false" fo:text-indent="0cm" style:auto-text-indent="false"/>
      <style:text-properties fo:color="#555555" style:font-name="trebuchet ms" fo:font-size="8.39999961853027pt" style:font-name-asian="trebuchet ms" style:font-size-asian="8.39999961853027pt" style:font-name-complex="trebuchet ms" style:font-size-complex="8.39999961853027pt"/>
    </style:style>
    <style:style style:name="P18" style:family="paragraph" style:parent-style-name="Table_20_Contents">
      <style:paragraph-properties fo:margin-left="0cm" fo:margin-right="0cm" fo:margin-top="0cm" fo:margin-bottom="0.36cm" loext:contextual-spacing="false" fo:line-height="150%" fo:text-align="start" style:justify-single-word="false" fo:text-indent="0cm" style:auto-text-indent="false"/>
      <style:text-properties fo:color="#555555" style:font-name="trebuchet ms" fo:font-size="8.39999961853027pt" officeooo:rsid="002dd607" officeooo:paragraph-rsid="002dd607" style:font-name-asian="trebuchet ms" style:font-size-asian="8.39999961853027pt" style:font-name-complex="trebuchet ms" style:font-size-complex="8.39999961853027pt"/>
    </style:style>
    <style:style style:name="P19" style:family="paragraph" style:parent-style-name="Table_20_Contents">
      <style:paragraph-properties fo:margin-left="0cm" fo:margin-right="0cm" fo:margin-top="0cm" fo:margin-bottom="0.36cm" loext:contextual-spacing="false" fo:line-height="150%" fo:text-align="start" style:justify-single-word="false" fo:text-indent="0cm" style:auto-text-indent="false"/>
      <style:text-properties fo:color="#555555" style:font-name="trebuchet ms" fo:font-size="8.39999961853027pt" officeooo:rsid="003033e0" officeooo:paragraph-rsid="003033e0" style:font-name-asian="trebuchet ms" style:font-size-asian="8.39999961853027pt" style:font-name-complex="trebuchet ms" style:font-size-complex="8.39999961853027pt"/>
    </style:style>
    <style:style style:name="T1" style:family="text">
      <style:text-properties officeooo:rsid="0018e839"/>
    </style:style>
    <style:style style:name="T2" style:family="text">
      <style:text-properties officeooo:rsid="001ae584"/>
    </style:style>
    <style:style style:name="T3" style:family="text">
      <style:text-properties fo:font-variant="normal" fo:text-transform="none" fo:color="#333333" style:font-name="Roboto" fo:font-size="8.39999961853027pt" fo:letter-spacing="normal" fo:font-style="normal" fo:font-weight="normal" fo:background-color="#99ff66" loext:char-shading-value="0"/>
    </style:style>
    <style:style style:name="T4" style:family="text">
      <style:text-properties fo:font-variant="normal" fo:text-transform="none" fo:color="#333333" style:font-name="Menlo" fo:font-size="8.39999961853027pt" fo:letter-spacing="normal" fo:font-style="normal" fo:font-weight="normal" fo:background-color="#99ff66" loext:char-shading-value="0"/>
    </style:style>
    <style:style style:name="T5" style:family="text">
      <style:text-properties fo:font-variant="normal" fo:text-transform="none" fo:color="#333333" fo:letter-spacing="normal" fo:background-color="#99ff66" loext:char-shading-value="0"/>
    </style:style>
    <style:style style:name="T6" style:family="text">
      <style:text-properties fo:font-variant="normal" fo:text-transform="none" fo:color="#02ac46" style:text-line-through-style="none" style:text-line-through-type="none" style:font-name="Roboto" fo:font-size="8.39999961853027pt" fo:letter-spacing="normal" fo:font-style="normal" style:text-underline-style="none" fo:font-weight="normal" style:text-blinking="false" fo:background-color="#99ff66" loext:char-shading-value="0"/>
    </style:style>
    <style:style style:name="T7" style:family="text">
      <style:text-properties fo:font-variant="normal" fo:text-transform="none" fo:color="#2c2d30" style:font-name="apple-system" fo:font-size="7.80000019073486pt" fo:letter-spacing="normal" fo:font-style="normal" fo:font-weight="normal"/>
    </style:style>
    <style:style style:name="T8" style:family="text">
      <style:text-properties fo:font-variant="normal" fo:text-transform="none" fo:color="#2c2d30" style:font-name="apple-system" fo:font-size="7.80000019073486pt" fo:letter-spacing="normal" fo:font-style="normal" fo:font-weight="normal" officeooo:rsid="00205579"/>
    </style:style>
    <style:style style:name="T9" style:family="text">
      <style:text-properties fo:font-variant="normal" fo:text-transform="none" fo:color="#2c2d30" style:font-name="apple-system" fo:font-size="7.80000019073486pt" fo:letter-spacing="normal" fo:font-style="normal" fo:font-weight="normal" officeooo:rsid="0020b1e8"/>
    </style:style>
    <style:style style:name="T10" style:family="text">
      <style:text-properties fo:font-variant="normal" fo:text-transform="none" fo:color="#2c2d30" style:font-name="apple-system" fo:font-size="7.80000019073486pt" fo:letter-spacing="normal" fo:font-style="normal" fo:font-weight="normal" officeooo:rsid="00223171"/>
    </style:style>
    <style:style style:name="T11" style:family="text">
      <style:text-properties fo:font-variant="normal" fo:text-transform="none" fo:color="#2c2d30" style:font-name="apple-system" fo:font-size="7.80000019073486pt" fo:letter-spacing="normal" fo:font-style="normal" fo:font-weight="normal" officeooo:rsid="0026c21a"/>
    </style:style>
    <style:style style:name="T12" style:family="text">
      <style:text-properties fo:font-variant="normal" fo:text-transform="none" fo:color="#2c2d30" style:font-name="apple-system" fo:font-size="7.80000019073486pt" fo:letter-spacing="normal" fo:font-style="normal" fo:font-weight="normal" officeooo:rsid="00242829" fo:background-color="#99ff66" loext:char-shading-value="0"/>
    </style:style>
    <style:style style:name="T13" style:family="text">
      <style:text-properties fo:font-variant="normal" fo:text-transform="none" fo:color="#2c2d30" style:font-name="apple-system" fo:font-size="7.80000019073486pt" fo:letter-spacing="normal" fo:font-style="normal" fo:font-weight="normal" officeooo:rsid="0026c21a" fo:background-color="#99ff66" loext:char-shading-value="0"/>
    </style:style>
    <style:style style:name="T14" style:family="text">
      <style:text-properties fo:font-variant="normal" fo:text-transform="none" fo:color="#2c2d30" style:font-name="apple-system" fo:font-size="7.80000019073486pt" fo:letter-spacing="normal" fo:font-style="normal" fo:font-weight="normal" officeooo:rsid="002a76a7"/>
    </style:style>
    <style:style style:name="T15" style:family="text">
      <style:text-properties fo:background-color="#99ff66" loext:char-shading-value="0"/>
    </style:style>
    <style:style style:name="T16" style:family="text">
      <style:text-properties officeooo:rsid="0018c890" fo:background-color="#99ff66" loext:char-shading-value="0"/>
    </style:style>
    <style:style style:name="T17" style:family="text">
      <style:text-properties fo:color="#555555" style:font-name="trebuchet ms" fo:font-size="8.39999961853027pt"/>
    </style:style>
    <style:style style:name="T18" style:family="text">
      <style:text-properties fo:color="#1155cc" style:font-name="trebuchet ms" fo:font-size="8.39999961853027pt"/>
    </style:style>
    <style:style style:name="T19" style:family="text">
      <style:text-properties style:font-name-asian="trebuchet ms" style:font-size-asian="8.39999961853027pt" style:font-name-complex="trebuchet ms" style:font-size-complex="8.39999961853027pt"/>
    </style:style>
    <style:style style:name="T20" style:family="text">
      <style:text-properties officeooo:rsid="002e7ecd" style:font-name-asian="trebuchet ms" style:font-size-asian="8.39999961853027pt" style:font-name-complex="trebuchet ms" style:font-size-complex="8.39999961853027pt"/>
    </style:style>
    <style:style style:name="T21" style:family="text">
      <style:text-properties fo:color="#800000"/>
    </style:style>
    <style:style style:name="T22" style:family="text">
      <style:text-properties fo:color="#800000" fo:background-color="#66ff99" loext:char-shading-value="0"/>
    </style:style>
    <style:style style:name="T23" style:family="text">
      <style:text-properties fo:background-color="#66ff9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Pobawić się hoverem w projekcie nr 1 (włąściwość display)</text:p>
      <text:p text:style-name="P2">-<text:span text:style-name="T1">przyciski na równej wysokości mimo zmiany długości tekstu</text:span></text:p>
      <text:p text:style-name="P2">-<text:span text:style-name="T2">poprawić zapis kolorów w css zmienić na zmienne globalne</text:span></text:p>
      <text:p text:style-name="P1"><text:span text:style-name="T16">-</text:span><text:span text:style-name="T3">Spraw, aby po najechaniu kursorem myszy na kolorowe kółko powiększało się ono (wraz z ikoną w środku) do </text:span><text:span text:style-name="Source_20_Text"><text:span text:style-name="T4">1.2</text:span></text:span><text:span text:style-name="T5"> </text:span><text:span text:style-name="T3">swojej oryginalnej wielkości (animacja ma być płynna). W tym celu </text:span><text:a xlink:type="simple" xlink:href="https://css-tricks.com/almanac/properties/t/transform/" office:target-frame-name="_blank" xlink:show="new" text:style-name="Internet_20_link" text:visited-style-name="Visited_20_Internet_20_Link"><text:span text:style-name="T6">poczytaj</text:span></text:a><text:span text:style-name="T5"> </text:span><text:span text:style-name="T3">o transformacji </text:span><text:span text:style-name="Source_20_Text"><text:span text:style-name="T4">scale</text:span></text:span><text:span text:style-name="T3">.</text:span><text:span text:style-name="T15"> </text:span></text:p>
      <text:p text:style-name="P5"><text:span text:style-name="T7">-</text:span><text:span text:style-name="T8">przeskalować obrazki</text:span></text:p>
      <text:p text:style-name="P10">-zapoznać się z tym serwerem do wrzucania obrazków</text:p>
      <text:p text:style-name="P11">-wprowadzić alty do zdjęć</text:p>
      <text:p text:style-name="P4"><text:span text:style-name="T8">-</text:span><text:span text:style-name="T9">ostylować kolory czcionek</text:span></text:p>
      <text:p text:style-name="P3"><text:span text:style-name="T9">-</text:span><text:span text:style-name="T10">spacja między ikonami</text:span></text:p>
      <text:p text:style-name="P1"><text:span text:style-name="T10">-</text:span><text:span text:style-name="T12">s[rawdzić czy responsywność jest taka jaką chcieli</text:span></text:p>
      <text:p text:style-name="P1"><text:span text:style-name="T12">-</text:span><text:span text:style-name="T13">wyentrować guzik</text:span><text:span text:style-name="T11">i</text:span></text:p>
      <text:p text:style-name="P4"><text:span text:style-name="T11">- </text:span><text:span text:style-name="T14">zmienić nazwy sekcji</text:span></text:p>
      <text:p text:style-name="P12">-ułożyć kod w sccs</text:p>
      <text:p text:style-name="P13"/>
      <text:p text:style-name="P13"/>
      <text:p text:style-name="P13"/>
      <text:p text:style-name="P1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7">Cześć,</text:p>
            <text:p text:style-name="P8"><text:span text:style-name="T17">Twoje zadanie </text:span><text:a xlink:type="simple" xlink:href="https://kodilla.com/pl/bootcamp-task/255/383359" office:target-frame-name="_blank" xlink:show="new" text:style-name="Internet_20_link" text:visited-style-name="Visited_20_Internet_20_Link"><text:span text:style-name="T18">Kodujemy!</text:span></text:a><text:span text:style-name="T17"> z modułu Bootstrap zmieniło status na: Uwagi od mentora.</text:span></text:p>
            <text:p text:style-name="P7">Komentarz mentora: Skad zalozenie ze bedzie duzo do poprawy?<text:line-break/>HTML:<text:line-break/>- <text:span text:style-name="T21">zamkniecie &lt;/head&gt; powinno byc w nastepnej lini (tuz nad &lt;body&gt;)</text:span><text:line-break/>- clothing &lt;li&gt; mogloby rozwijac kolejny ul zamiast diva :)<text:line-break/><text:span text:style-name="T22">- 148, 157 linijka spacja przed " w zamknieciu od class</text:span><text:line-break/><text:span text:style-name="T23">-re 213 linia: nie musisz uzywac, jezeli nie ma potrzeby to nie musisz stosowac dodatkowych wrapperow (div)<text:line-break/>- za duze wciecie od 234 do 241<text:line-break/>- za duze wciecie od 246 do 248</text:span><text:line-break/>-<text:span text:style-name="T19"> </text:span></text:p>
            <text:p text:style-name="P17"/>
            <text:p text:style-name="P17"/>
            <text:p text:style-name="P17"/>
            <text:p text:style-name="P18">po co jest gitignore a właściwie jak to działa</text:p>
            <text:h text:style-name="P9" text:outline-level="1"><text:span text:style-name="T19">Autoprefixer CSS- </text:span><text:span text:style-name="T20">jak to dokladnie działa</text:span></text:h>
            <text:p text:style-name="P6"><text:span text:style-name="T20">K</text:span><text:span text:style-name="T19">iedy się to przydaje</text:span></text:p>
            <text:p text:style-name="P18"/>
            <text:p text:style-name="P18"/>
            <text:p text:style-name="P18"/>
            <text:p text:style-name="P19">img {</text:p>
            <text:p text:style-name="P19"><text:s text:c="4"/>max-width: 100%;</text:p>
            <text:p text:style-name="P19"><text:s text:c="4"/>height: auto;</text:p>
            <text:p text:style-name="P19">}</text:p>
            <text:p text:style-name="P19">body {</text:p>
            <text:p text:style-name="P19"><text:soft-page-break/><text:s text:c="4"/>max-width: 1400px;</text:p>
            <text:p text:style-name="P19"><text:s text:c="4"/>width: 100%;</text:p>
            <text:p text:style-name="P19"><text:s text:c="4"/>margin: 0;</text:p>
            <text:p text:style-name="P19">}</text:p>
            <text:p text:style-name="P19"/>
            <text:p text:style-name="P19">header {</text:p>
            <text:p text:style-name="P19"><text:s text:c="4"/>position: relative;</text:p>
            <text:p text:style-name="P19">}</text:p>
            <text:p text:style-name="P19"/>
            <text:p text:style-name="P19">.navigation .container {</text:p>
            <text:p text:style-name="P19"><text:s text:c="4"/>display: flex;</text:p>
            <text:p text:style-name="P19"><text:s text:c="4"/>justify-content: space-between;</text:p>
            <text:p text:style-name="P19"><text:s text:c="4"/>align-items: center;</text:p>
            <text:p text:style-name="P19"><text:s text:c="4"/>flex-wrap: wrap;</text:p>
            <text:p text:style-name="P19"><text:s text:c="4"/>margin-top: 45px;</text:p>
            <text:p text:style-name="P19">}</text:p>
            <text:p text:style-name="P19"/>
            <text:p text:style-name="P19">.navigation {</text:p>
            <text:p text:style-name="P19"><text:s text:c="4"/>position: fixed;</text:p>
            <text:p text:style-name="P19"><text:s text:c="4"/>top: 0;</text:p>
            <text:p text:style-name="P19"><text:s text:c="4"/>right: 0;</text:p>
            <text:p text:style-name="P19"><text:s text:c="4"/>left: 0;</text:p>
            <text:p text:style-name="P19"><text:s text:c="4"/>z-index: 1030;</text:p>
            <text:p text:style-name="P19">}</text:p>
            <text:p text:style-name="P19"/>
            <text:p text:style-name="P19"/>
            <text:p text:style-name="P19">.navigation ul {</text:p>
            <text:p text:style-name="P19"><text:s text:c="4"/>list-style-type: none;</text:p>
            <text:p text:style-name="P19"><text:s text:c="4"/>text-align: center;</text:p>
            <text:p text:style-name="P19"><text:soft-page-break/><text:s text:c="4"/>display: flex;</text:p>
            <text:p text:style-name="P19"><text:tab/> <text:s/>align-items: center;</text:p>
            <text:p text:style-name="P19"><text:tab/> <text:s/>flex-wrap: wrap;</text:p>
            <text:p text:style-name="P19"><text:tab/> <text:s/>margin: 0;</text:p>
            <text:p text:style-name="P19"><text:s/>}</text:p>
            <text:p text:style-name="P19"/>
            <text:p text:style-name="P19">.navigation li {</text:p>
            <text:p text:style-name="P19"><text:s text:c="4"/>display: inline-block;</text:p>
            <text:p text:style-name="P19">}</text:p>
            <text:p text:style-name="P19"/>
            <text:p text:style-name="P19">.navigation ul a {</text:p>
            <text:p text:style-name="P19"><text:s text:c="4"/>display: inline-block;</text:p>
            <text:p text:style-name="P19"><text:s text:c="4"/>padding-left: 40px;</text:p>
            <text:p text:style-name="P19"><text:s text:c="4"/>text-decoration:none;</text:p>
            <text:p text:style-name="P19">}</text:p>
            <text:p text:style-name="P19"/>
            <text:p text:style-name="P19">.logo img{</text:p>
            <text:p text:style-name="P19"><text:s text:c="4"/>display: block;</text:p>
            <text:p text:style-name="P19"><text:s text:c="4"/>width: 108px;</text:p>
            <text:p text:style-name="P19"><text:s text:c="4"/>text-align: center;</text:p>
            <text:p text:style-name="P19">}</text:p>
            <text:p text:style-name="P19"/>
            <text:p text:style-name="P19">/*Splash*/</text:p>
            <text:p text:style-name="P19"/>
            <text:p text:style-name="P19">.splash {</text:p>
            <text:p text:style-name="P19"><text:s text:c="4"/>position: relative;</text:p>
            <text:p text:style-name="P19"><text:s text:c="4"/>text-align: center;</text:p>
            <text:p text:style-name="P19"><text:s text:c="4"/>height: 100vh;</text:p>
            <text:p text:style-name="P19"><text:s text:c="4"/>background-image: url('../images/Background_Image.png');</text:p>
            <text:p text:style-name="P19"><text:soft-page-break/><text:s text:c="4"/>background-size: cover;</text:p>
            <text:p text:style-name="P19"><text:s text:c="4"/>background-attachment: fixed;</text:p>
            <text:p text:style-name="P19">}</text:p>
            <text:p text:style-name="P19"/>
            <text:p text:style-name="P19">.splash-inner {</text:p>
            <text:p text:style-name="P19"><text:s text:c="4"/>position: absolute;</text:p>
            <text:p text:style-name="P19"><text:s text:c="4"/>width: 100%;</text:p>
            <text:p text:style-name="P19"><text:s text:c="4"/>top: 50%;</text:p>
            <text:p text:style-name="P19"><text:s text:c="4"/>left: 50%;</text:p>
            <text:p text:style-name="P19">}</text:p>
            <text:p text:style-name="P19">.splash h1{</text:p>
            <text:p text:style-name="P19"><text:s text:c="4"/>font-size: 60px;</text:p>
            <text:p text:style-name="P19">}</text:p>
            <text:p text:style-name="P19"/>
            <text:p text:style-name="P19">.splash p{</text:p>
            <text:p text:style-name="P19"><text:s text:c="4"/>margin-bottom: 63px;</text:p>
            <text:p text:style-name="P19">}</text:p>
          </table:table-cell>
        </table:table-row>
      </table:table>
      <text:p text:style-name="P13"/>
      <text:p text:style-name="P1"/>
      <text:p text:style-name="P1"/>
      <text:p text:style-name="P15">Poprawić marginesy w intro-section</text:p>
      <text:p text:style-name="P15">zbadać czemu zmienia się zdjęcie jak powiększe np.guzik</text:p>
      <text:p text:style-name="P16">responsywność menu</text:p>
      <text:p text:style-name="P16">poprawić marginesy i padingi w responsywnej wersj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, Monaco, Consolas, 'Courier New', monospace"/>
    <style:font-face style:name="Roboto" svg:font-family="Roboto, sans-serif"/>
    <style:font-face style:name="apple-system" svg:font-family="apple-system, BlinkMacSystemFont, Roboto, 'Helvetica Neue', Arial, sans-serif, 'Apple Color Emoji', 'Segoe UI', 'Segoe UI Emoji', 'Segoe UI Symbol', 'Meiryo UI'"/>
    <style:font-face style:name="sans-serif" svg:font-family="sans-serif"/>
    <style:font-face style:name="trebuchet ms" svg:font-family="'trebuchet ms', tahoma, arial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1:23:46.217000000</meta:creation-date>
    <dc:date>2019-10-07T11:10:14.208000000</dc:date>
    <meta:editing-duration>P2DT19H30M59S</meta:editing-duration>
    <meta:editing-cycles>6</meta:editing-cycles>
    <meta:generator>LibreOffice/4.4.1.2$Windows_x86 LibreOffice_project/45e2de17089c24a1fa810c8f975a7171ba4cd432</meta:generator>
    <meta:document-statistic meta:table-count="1" meta:image-count="0" meta:object-count="0" meta:page-count="4" meta:paragraph-count="91" meta:word-count="351" meta:character-count="2473" meta:non-whitespace-character-count="2049"/>
  </office:meta>
</office:document-meta>
</file>